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Normalny">
      <style:paragraph-properties fo:break-before="page"/>
      <style:text-properties style:font-name="Noto Sans Display Medium" fo:font-size="16pt" style:font-size-asian="16pt" style:font-size-complex="16pt"/>
    </style:style>
    <style:style style:name="P2" style:family="paragraph" style:parent-style-name="Standard">
      <style:text-properties style:font-name="Noto Sans Display Medium" fo:language="pl" fo:country="PL"/>
    </style:style>
    <style:style style:name="P3" style:family="paragraph" style:parent-style-name="Standard">
      <style:paragraph-properties fo:text-align="center" style:justify-single-word="false"/>
      <style:text-properties style:font-name="Noto Sans Display Medium" fo:font-size="28pt" fo:language="pl" fo:country="PL" fo:font-style="italic" style:font-size-asian="28pt" style:font-style-asian="italic" style:font-size-complex="28pt" style:font-style-complex="italic"/>
    </style:style>
    <style:style style:name="P4" style:family="paragraph" style:parent-style-name="Standard">
      <style:paragraph-properties fo:text-align="center" style:justify-single-word="false"/>
      <style:text-properties style:font-name="Noto Sans Display Medium" fo:font-size="16pt" fo:language="pl" fo:country="PL" fo:font-style="italic" style:font-size-asian="16pt" style:font-style-asian="italic" style:font-size-complex="16pt" style:font-style-complex="italic"/>
    </style:style>
    <style:style style:name="P5" style:family="paragraph" style:parent-style-name="Standard">
      <style:text-properties style:font-name="Noto Sans Display Medium" fo:font-size="16pt" fo:language="pl" fo:country="PL" style:font-size-asian="16pt" style:font-size-complex="16pt"/>
    </style:style>
    <style:style style:name="P6" style:family="paragraph" style:parent-style-name="Standard">
      <style:text-properties style:font-name="Consolas" fo:font-size="11pt" style:font-size-asian="11pt" style:font-size-complex="11pt"/>
    </style:style>
    <style:style style:name="P7" style:family="paragraph" style:parent-style-name="Standard">
      <style:text-properties style:font-name="Consolas" fo:font-size="11pt" fo:language="pl" fo:country="PL" style:font-size-asian="11pt" style:font-size-complex="11pt"/>
    </style:style>
    <style:style style:name="P8" style:family="paragraph" style:parent-style-name="Spis_20_treści_20_1">
      <style:paragraph-properties>
        <style:tab-stops>
          <style:tab-stop style:position="17.572cm" style:type="right" style:leader-style="dotted" style:leader-text="."/>
        </style:tab-stops>
      </style:paragraph-properties>
    </style:style>
    <style:style style:name="P9" style:family="paragraph" style:parent-style-name="Spis_20_treści_20_2">
      <style:paragraph-properties>
        <style:tab-stops>
          <style:tab-stop style:position="0.741cm"/>
          <style:tab-stop style:position="17.149cm" style:type="right" style:leader-style="dotted" style:leader-text="."/>
        </style:tab-stops>
      </style:paragraph-properties>
    </style:style>
    <style:style style:name="P10" style:family="paragraph" style:parent-style-name="Standard" style:master-page-name="MP0">
      <style:paragraph-properties style:page-number="auto" fo:break-before="page"/>
    </style:style>
    <style:style style:name="P11" style:family="paragraph" style:parent-style-name="Standard">
      <style:text-properties style:font-name="Noto Sans Display Medium" fo:language="pl" fo:country="PL"/>
    </style:style>
    <style:style style:name="P12" style:family="paragraph" style:parent-style-name="Nagłówek_20_2" style:list-style-name="L2"/>
    <style:style style:name="P13" style:family="paragraph" style:parent-style-name="Nagłówek_20_2" style:list-style-name="L2">
      <style:text-properties fo:font-size="16pt" style:font-size-asian="16pt" style:font-size-complex="16pt"/>
    </style:style>
    <style:style style:name="P14" style:family="paragraph" style:parent-style-name="Nagłówek_20_1">
      <style:paragraph-properties fo:break-before="page"/>
    </style:style>
    <style:style style:name="T1" style:family="text">
      <style:text-properties style:font-name="Noto Sans Display Medium"/>
    </style:style>
    <style:style style:name="T2" style:family="text">
      <style:text-properties style:font-name="Noto Sans Display Medium" fo:language="pl" fo:country="PL"/>
    </style:style>
    <style:style style:name="T3" style:family="text">
      <style:text-properties style:font-name="Noto Sans Display Medium" fo:language="pl" fo:country="PL" style:font-name-complex="Calibri"/>
    </style:style>
    <style:style style:name="T4" style:family="text">
      <style:text-properties style:font-name="Noto Sans Display Medium" fo:font-size="16pt" fo:language="pl" fo:country="PL" style:font-size-asian="16pt" style:font-size-complex="16pt"/>
    </style:style>
    <style:style style:name="T5" style:family="text">
      <style:text-properties style:font-name="Noto Sans Display Medium" fo:font-size="16pt" style:font-size-asian="16pt" style:font-size-complex="16pt"/>
    </style:style>
    <style:style style:name="T6" style:family="text">
      <style:text-properties style:font-name="Noto Sans Display Medium" officeooo:rsid="0015e109"/>
    </style:style>
    <style:style style:name="T7" style:family="text">
      <style:text-properties style:font-name-complex="Arial"/>
    </style:style>
    <style:style style:name="T8" style:family="text">
      <style:text-properties style:font-name-complex="Arial" fo:background-color="#ffffff"/>
    </style:style>
    <style:style style:name="T9" style:family="text">
      <style:text-properties style:font-name="Symbol"/>
    </style:style>
    <style:style style:name="T10" style:family="text">
      <style:text-properties style:font-name="Symbol" fo:background-color="#ffff00" loext:char-shading-value="0"/>
    </style:style>
    <style:style style:name="T11" style:family="text">
      <style:text-properties style:font-name="Symbol" fo:background-color="#ffff00" loext:char-shading-value="0"/>
    </style:style>
    <style:style style:name="T12" style:family="text">
      <style:text-properties style:font-name="Symbol" fo:background-color="#ffffff"/>
    </style:style>
    <style:style style:name="T13" style:family="text">
      <style:text-properties style:font-name="Symbol" fo:background-color="transparent" loext:char-shading-value="0"/>
    </style:style>
    <style:style style:name="T14" style:family="text">
      <style:text-properties style:font-name="Symbol" fo:background-color="transparent" loext:char-shading-value="0"/>
    </style:style>
    <style:style style:name="T15" style:family="text">
      <style:text-properties style:font-name="Consolas" fo:font-size="11pt" style:font-size-asian="11pt" style:font-size-complex="11pt"/>
    </style:style>
    <style:style style:name="T16" style:family="text">
      <style:text-properties style:font-name="Consolas" fo:font-size="11pt" fo:language="pl" fo:country="PL" style:font-size-asian="11pt" style:font-size-complex="11pt"/>
    </style:style>
    <style:style style:name="T17" style:family="text">
      <style:text-properties fo:background-color="#ffff00" loext:char-shading-value="0"/>
    </style:style>
    <style:style style:name="T18" style:family="text">
      <style:text-properties fo:background-color="#ffff00" loext:char-shading-value="0" style:font-name-complex="Arial"/>
    </style:style>
    <style:style style:name="T19" style:family="text">
      <style:text-properties fo:background-color="#ffff00" loext:char-shading-value="0" style:font-name-complex="Arial"/>
    </style:style>
    <style:style style:name="T20" style:family="text">
      <style:text-properties fo:background-color="#ffff00" loext:char-shading-value="0"/>
    </style:style>
    <style:style style:name="T21" style:family="text">
      <style:text-properties fo:background-color="#ffffff"/>
    </style:style>
    <style:style style:name="T22" style:family="text">
      <style:text-properties fo:background-color="transparent" loext:char-shading-value="0"/>
    </style:style>
    <style:style style:name="T23" style:family="text">
      <style:text-properties fo:background-color="transparent" loext:char-shading-value="0" style:font-name-complex="Arial"/>
    </style:style>
    <style:style style:name="T24" style:family="text">
      <style:text-properties fo:background-color="transparent" loext:char-shading-value="0" style:font-name-complex="Arial"/>
    </style:style>
    <style:style style:name="T25" style:family="text">
      <style:text-properties fo:background-color="transparent" loext:char-shading-value="0"/>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Domyślna_20_czcionka_20_akapitu"><text:span text:style-name="T2">Imię</text:span></text:span><text:span text:style-name="Domyślna_20_czcionka_20_akapitu"><text:span text:style-name="T1">:<text:tab/><text:tab/></text:span></text:span><text:span text:style-name="Domyślna_20_czcionka_20_akapitu"><text:span text:style-name="T2">Nazwisko</text:span></text:span><text:span text:style-name="Domyślna_20_czcionka_20_akapitu"><text:span text:style-name="T1">:<text:tab/><text:tab/></text:span></text:span><text:span text:style-name="Domyślna_20_czcionka_20_akapitu"><text:span text:style-name="T2">Indeks</text:span></text:span><text:span text:style-name="Domyślna_20_czcionka_20_akapitu"><text:span text:style-name="T1">:<text:tab/><text:tab/><text:tab/>WROCŁAW, 10 </text:span></text:span><text:span text:style-name="Domyślna_20_czcionka_20_akapitu"><text:span text:style-name="T2">czerwca</text:span></text:span><text:span text:style-name="Domyślna_20_czcionka_20_akapitu"><text:span text:style-name="T1"> 2019 </text:span></text:span><text:span text:style-name="Domyślna_20_czcionka_20_akapitu"><text:span text:style-name="T6">r.</text:span></text:span></text:p>
      <text:p text:style-name="P2">Adam<text:tab/><text:tab/>Krizar<text:tab/><text:tab/><text:tab/>241276</text:p>
      <text:p text:style-name="P2">Jakub<text:tab/><text:tab/>Ostapczuk</text:p>
      <text:p text:style-name="Standard"><text:span text:style-name="Domyślna_20_czcionka_20_akapitu"><text:span text:style-name="T2">Paweł<text:tab/><text:tab/>Norberciak<text:tab/><text:tab/> </text:span></text:span><text:span text:style-name="Domyślna_20_czcionka_20_akapitu"><text:span text:style-name="T3">241251</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kt z “Niezawodność I diagnostyka systemów cyfrowych 2”</text:p>
      <text:p text:style-name="P4">Symulacja przesyła danych z techniką Forward Error Correction</text:p>
      <text:p text:style-name="P1"/>
      <text:p text:style-name="Nagłówek_20_spisu_20_treści">Spis treści</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pis_20_treści_20_1">
            <text:index-entry-link-start/>
            <text:index-entry-text/>
            <text:index-entry-tab-stop style:type="right" style:leader-char="."/>
            <text:index-entry-page-number/>
            <text:index-entry-link-end/>
          </text:table-of-content-entry-template>
          <text:table-of-content-entry-template text:outline-level="2" text:style-name="Spis_20_treści_20_2">
            <text:index-entry-link-start/>
            <text:index-entry-text/>
            <text:index-entry-tab-stop style:type="right" style:leader-char="."/>
            <text:index-entry-page-number/>
            <text:index-entry-link-end/>
          </text:table-of-content-entry-template>
          <text:table-of-content-entry-template text:outline-level="3" text:style-name="Normalny">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11056134" office:target-frame-name="_top" xlink:show="replace" text:style-name="Internet_20_link" text:visited-style-name="Visited_20_Internet_20_Link"><text:span text:style-name="Hiperłącze"><text:span text:style-name="T24">1. Założenia projektowe:</text:span></text:span></text:a><text:a xlink:type="simple" xlink:href="#_Toc11056134" office:target-frame-name="_top" xlink:show="replace" text:style-name="Internet_20_link" text:visited-style-name="Visited_20_Internet_20_Link"><text:span text:style-name="T25"><text:tab/>3</text:span></text:a></text:p>
          <text:p text:style-name="P8"><text:a xlink:type="simple" xlink:href="#_Toc11056135" office:target-frame-name="_top" xlink:show="replace" text:style-name="Internet_20_link" text:visited-style-name="Visited_20_Internet_20_Link"><text:span text:style-name="Hiperłącze"><text:span text:style-name="T25">2. Symulacja</text:span></text:span></text:a><text:a xlink:type="simple" xlink:href="#_Toc11056135" office:target-frame-name="_top" xlink:show="replace" text:style-name="Internet_20_link" text:visited-style-name="Visited_20_Internet_20_Link"><text:span text:style-name="T25"><text:tab/>3</text:span></text:a></text:p>
          <text:p text:style-name="P8"><text:a xlink:type="simple" xlink:href="#_Toc11056136" office:target-frame-name="_top" xlink:show="replace" text:style-name="Internet_20_link" text:visited-style-name="Visited_20_Internet_20_Link"><text:span text:style-name="Hiperłącze"><text:span text:style-name="T25">3. Program</text:span></text:span></text:a><text:a xlink:type="simple" xlink:href="#_Toc11056136" office:target-frame-name="_top" xlink:show="replace" text:style-name="Internet_20_link" text:visited-style-name="Visited_20_Internet_20_Link"><text:span text:style-name="T25"><text:tab/>3</text:span></text:a></text:p>
          <text:p text:style-name="P9"><text:a xlink:type="simple" xlink:href="#_Toc11056137" office:target-frame-name="_top" xlink:show="replace" text:style-name="Internet_20_link" text:visited-style-name="Visited_20_Internet_20_Link"><text:span text:style-name="Hiperłącze"><text:span text:style-name="T14"></text:span></text:span></text:a><text:a xlink:type="simple" xlink:href="#_Toc11056137" office:target-frame-name="_top" xlink:show="replace" text:style-name="Internet_20_link" text:visited-style-name="Visited_20_Internet_20_Link"><text:span text:style-name="T25"><text:tab/></text:span></text:a><text:a xlink:type="simple" xlink:href="#_Toc11056137" office:target-frame-name="_top" xlink:show="replace" text:style-name="Internet_20_link" text:visited-style-name="Visited_20_Internet_20_Link"><text:span text:style-name="Hiperłącze"><text:span text:style-name="T25">Kod Hamminga (7, 4):</text:span></text:span></text:a><text:a xlink:type="simple" xlink:href="#_Toc11056137" office:target-frame-name="_top" xlink:show="replace" text:style-name="Internet_20_link" text:visited-style-name="Visited_20_Internet_20_Link"><text:span text:style-name="T25"><text:tab/>3</text:span></text:a></text:p>
          <text:p text:style-name="P9"><text:a xlink:type="simple" xlink:href="#_Toc11056138" office:target-frame-name="_top" xlink:show="replace" text:style-name="Internet_20_link" text:visited-style-name="Visited_20_Internet_20_Link"><text:span text:style-name="Hiperłącze"><text:span text:style-name="T14"></text:span></text:span></text:a><text:a xlink:type="simple" xlink:href="#_Toc11056138" office:target-frame-name="_top" xlink:show="replace" text:style-name="Internet_20_link" text:visited-style-name="Visited_20_Internet_20_Link"><text:span text:style-name="T25"><text:tab/></text:span></text:a><text:a xlink:type="simple" xlink:href="#_Toc11056138" office:target-frame-name="_top" xlink:show="replace" text:style-name="Internet_20_link" text:visited-style-name="Visited_20_Internet_20_Link"><text:span text:style-name="Hiperłącze"><text:span text:style-name="T25">Kod Hamminga (15, 11)</text:span></text:span></text:a><text:a xlink:type="simple" xlink:href="#_Toc11056138" office:target-frame-name="_top" xlink:show="replace" text:style-name="Internet_20_link" text:visited-style-name="Visited_20_Internet_20_Link"><text:span text:style-name="T25"><text:tab/>4</text:span></text:a></text:p>
          <text:p text:style-name="P9"><text:a xlink:type="simple" xlink:href="#_Toc11056139" office:target-frame-name="_top" xlink:show="replace" text:style-name="Internet_20_link" text:visited-style-name="Visited_20_Internet_20_Link"><text:span text:style-name="Hiperłącze"><text:span text:style-name="T14"></text:span></text:span></text:a><text:a xlink:type="simple" xlink:href="#_Toc11056139" office:target-frame-name="_top" xlink:show="replace" text:style-name="Internet_20_link" text:visited-style-name="Visited_20_Internet_20_Link"><text:span text:style-name="T25"><text:tab/></text:span></text:a><text:a xlink:type="simple" xlink:href="#_Toc11056139" office:target-frame-name="_top" xlink:show="replace" text:style-name="Internet_20_link" text:visited-style-name="Visited_20_Internet_20_Link"><text:span text:style-name="Hiperłącze"><text:span text:style-name="T25">Kod powtórzeniowy</text:span></text:span></text:a><text:a xlink:type="simple" xlink:href="#_Toc11056139" office:target-frame-name="_top" xlink:show="replace" text:style-name="Internet_20_link" text:visited-style-name="Visited_20_Internet_20_Link"><text:span text:style-name="T25"><text:tab/>5</text:span></text:a></text:p>
          <text:p text:style-name="P8"><text:a xlink:type="simple" xlink:href="#_Toc11056140" office:target-frame-name="_top" xlink:show="replace" text:style-name="Internet_20_link" text:visited-style-name="Visited_20_Internet_20_Link"><text:span text:style-name="Hiperłącze"><text:span text:style-name="T25">4. Analiza wyników pomiarów:</text:span></text:span></text:a><text:a xlink:type="simple" xlink:href="#_Toc11056140" office:target-frame-name="_top" xlink:show="replace" text:style-name="Internet_20_link" text:visited-style-name="Visited_20_Internet_20_Link"><text:span text:style-name="T25"><text:tab/>6</text:span></text:a></text:p>
          <text:p text:style-name="P8"><text:a xlink:type="simple" xlink:href="#_Toc11056141" office:target-frame-name="_top" xlink:show="replace" text:style-name="Internet_20_link" text:visited-style-name="Visited_20_Internet_20_Link"><text:span text:style-name="Hiperłącze"><text:span text:style-name="T25">5. Wnioski:</text:span></text:span></text:a><text:a xlink:type="simple" xlink:href="#_Toc11056141" office:target-frame-name="_top" xlink:show="replace" text:style-name="Internet_20_link" text:visited-style-name="Visited_20_Internet_20_Link"><text:span text:style-name="T25"><text:tab/>6</text:span></text:a></text:p>
          <text:p text:style-name="P8"><text:a xlink:type="simple" xlink:href="#_Toc11056142" office:target-frame-name="_top" xlink:show="replace" text:style-name="Internet_20_link" text:visited-style-name="Visited_20_Internet_20_Link"><text:span text:style-name="Hiperłącze"><text:span text:style-name="T25">6. Bibliografia</text:span></text:span></text:a><text:a xlink:type="simple" xlink:href="#_Toc11056142" office:target-frame-name="_top" xlink:show="replace" text:style-name="Internet_20_link" text:visited-style-name="Visited_20_Internet_20_Link"><text:span text:style-name="T25"><text:tab/>6</text:span></text:a></text:p>
        </text:index-body>
      </text:table-of-content>
      <text:p text:style-name="Normalny"/>
      <text:h text:style-name="P14" text:outline-level="1"><text:span text:style-name="T7">1</text:span><text:bookmark-start text:name="_Toc11056134"/><text:span text:style-name="T7"> Założenia projektowe:</text:span><text:bookmark-end text:name="_Toc11056134"/></text:h>
      <text:p text:style-name="P2">Projekt zakłada generacje tablicy danych składającej się z 0 i 1, która ma symulować ciąg danych wysyłany przez medium transmisyjne.<text:line-break/>W następnym etapie dzielimy oraz odpowiednio powielamy bity, aby stworzyć pakiety, w które następnie w sposób losowy wprowadzimy symulacje zakłóceń transmisji.<text:line-break/>Mając w ten sposób przygotowane dane zamierzamy sprawdzić następujące rzeczy:</text:p>
      <text:p text:style-name="P2"/>
      <text:p text:style-name="P2">- Jaki algorytm wyłapywania błędów spisuje się lepiej</text:p>
      <text:p text:style-name="P2">- Jak należy dostosować wielkość okna, aby uzyskać optymalny wynik</text:p>
      <text:p text:style-name="P2">- Jakie inne parametry mają wpływ na lepsze wyniki algorytmów</text:p>
      <text:p text:style-name="P2"/>
      <text:p text:style-name="P2">Rozważane będą następujące algorytmy:</text:p>
      <text:p text:style-name="P2">- Hamming(7, 4)</text:p>
      <text:p text:style-name="P2">- Hamming(8, 4)</text:p>
      <text:p text:style-name="P2">- Hamming(15, 11)</text:p>
      <text:p text:style-name="P2">- Hamming(31, 26)</text:p>
      <text:p text:style-name="P2">- Kod powtórzeniowy</text:p>
      <text:p text:style-name="P5"/>
      <text:p text:style-name="Standard"><text:span text:style-name="Domyślna_20_czcionka_20_akapitu"><text:span text:style-name="T2">Do przeprowadzenia symulacji wykorzystujemy język java ze względu na jego łatwą przenaszalność pomiędzy różnymi systemami.</text:span></text:span></text:p>
      <text:p text:style-name="P5"/>
      <text:p text:style-name="Standard"><text:bookmark-start text:name="_Toc11056135"/><text:span text:style-name="Nagłówek_20_1_20_Znak">2. Symulacja</text:span><text:bookmark-end text:name="_Toc11056135"/><text:span text:style-name="Domyślna_20_czcionka_20_akapitu"><text:span text:style-name="T4">:</text:span></text:span></text:p>
      <text:p text:style-name="P2">Wszystkie pomiary zostały wykonane dla ciągu bitów o długości około 1000 z szansą na przekłamanie bitu równą 2.5%. <text:s/>Różnice w długości danych wynikają w z konieczności dopasowania ich wielkości do wymagań poszczególnych algorytmów ( Humming (7,4), a Humming (15,11).</text:p>
      <text:p text:style-name="P2">W celu ograniczenia wpływu błędów losowych na wyniki końcowe dla każdej z konfiguracji są brane ze średniej z 1000 pomiarów.</text:p>
      <text:p text:style-name="P2"/>
      <text:p text:style-name="Standard"><text:bookmark-start text:name="_Toc11056136"/><text:span text:style-name="Nagłówek_20_1_20_Znak">3. Program</text:span><text:bookmark-end text:name="_Toc11056136"/><text:span text:style-name="Domyślna_20_czcionka_20_akapitu"><text:span text:style-name="T5">:</text:span></text:span></text:p>
      <text:list xml:id="list2132426746" text:style-name="L2">
        <text:list-item>
          <text:p text:style-name="P12"><text:bookmark-start text:name="_Toc11056137"/>Kod Hamminga (7, 4):<text:bookmark-end text:name="_Toc11056137"/></text:p>
        </text:list-item>
      </text:list>
      <text:p text:style-name="P6">public static int[] Hamming74(int[] transferdata)</text:p>
      <text:p text:style-name="P6">{</text:p>
      <text:p text:style-name="P6"><text:tab/><text:tab/>int[] output = new int[4*transferdata.length/7];</text:p>
      <text:p text:style-name="P6"><text:tab/><text:tab/>int [] syndrome = new int[3];</text:p>
      <text:p text:style-name="P6"><text:tab/><text:tab/>for(int i = 0; i &lt; transferdata.length; i+=7)</text:p>
      <text:p text:style-name="P6"><text:tab/><text:tab/>{</text:p>
      <text:p text:style-name="P6"><text:tab/><text:tab/><text:tab/>for(int j = 0; j &lt; 3; j++)</text:p>
      <text:p text:style-name="P6"><text:tab/><text:tab/><text:tab/>{</text:p>
      <text:p text:style-name="P6"><text:tab/><text:tab/><text:tab/><text:tab/>for (int k = 0; k &lt; 7; k++)</text:p>
      <text:p text:style-name="P6"><text:tab/><text:tab/><text:tab/><text:tab/>{</text:p>
      <text:p text:style-name="P6"><text:soft-page-break/><text:tab/><text:tab/><text:tab/><text:tab/><text:tab/>syndrome[j] += HammingH[j][k] * <text:tab/>transferdata[i+k];</text:p>
      <text:p text:style-name="P6"><text:tab/><text:tab/><text:tab/><text:tab/>}</text:p>
      <text:p text:style-name="P6"><text:tab/><text:tab/><text:tab/>}</text:p>
      <text:p text:style-name="P6"><text:tab/><text:tab/><text:tab/>for (int j = 0; j &lt; syndrome.length; j++)</text:p>
      <text:p text:style-name="P6"><text:tab/><text:tab/><text:tab/>{</text:p>
      <text:p text:style-name="P6"><text:tab/><text:tab/><text:tab/><text:tab/>syndrome[j] = syndrome[j]%2;</text:p>
      <text:p text:style-name="P6"><text:tab/><text:tab/><text:tab/>}</text:p>
      <text:p text:style-name="P6"><text:tab/><text:tab/><text:tab/>int bitError = 4 * syndrome[2] + 2 * syndrome[1] + syndrome[0];</text:p>
      <text:p text:style-name="P6"><text:tab/><text:tab/><text:tab/>if(bitError!=0)</text:p>
      <text:p text:style-name="P6"><text:tab/><text:tab/><text:tab/>{</text:p>
      <text:p text:style-name="P6"><text:tab/><text:tab/><text:tab/><text:tab/>transferdata[i + bitError-1]++;</text:p>
      <text:p text:style-name="P6"><text:tab/><text:tab/><text:tab/><text:tab/>transferdata[i + bitError-1] = transferdata[i + bitError-1]%2;</text:p>
      <text:p text:style-name="P6"><text:tab/><text:tab/><text:tab/>}</text:p>
      <text:p text:style-name="P6"><text:tab/><text:tab/><text:tab/>output[4*i/7] = transferdata[i+2];</text:p>
      <text:p text:style-name="P6"><text:tab/><text:tab/><text:tab/>output[4*i/7+1] = transferdata[i+4];</text:p>
      <text:p text:style-name="P6"><text:tab/><text:tab/><text:tab/>output[4*i/7+2] = transferdata[i+5];</text:p>
      <text:p text:style-name="P6"><text:tab/><text:tab/><text:tab/>output[4*i/7+3] = transferdata[i+6];</text:p>
      <text:p text:style-name="Standard"><text:span text:style-name="Domyślna_20_czcionka_20_akapitu"><text:span text:style-name="T15"><text:tab/><text:tab/></text:span></text:span><text:span text:style-name="Domyślna_20_czcionka_20_akapitu"><text:span text:style-name="T16">}</text:span></text:span></text:p>
      <text:p text:style-name="P7"><text:tab/><text:tab/></text:p>
      <text:p text:style-name="P7"><text:tab/><text:tab/>return output;</text:p>
      <text:p text:style-name="P7"><text:tab/>}<text:line-break/></text:p>
      <text:p text:style-name="P2">Program jako argumenty wejściowy przyjmuje tablice danych transferowych, która składa się z bitów upakowanych w odpowiednie pakiety.</text:p>
      <text:p text:style-name="P2">Program dodaje to danych 4 bitowych 3 bity parzystości następnie sprawdza ich poprawność z tablicą parzystości (poniżej) aby zweryfikować poprawność otrzymanych danych.</text:p>
      <text:p text:style-name="P2">Program zwraca tablice zawierającą poprawione dane wybrane z pakietów.</text:p>
      <text:p text:style-name="P2"/>
      <text:p text:style-name="P6">static int Hamming[][] =</text:p>
      <text:p text:style-name="P6">{</text:p>
      <text:p text:style-name="P6"><text:tab/>{1,0,1,0,1,0,1},</text:p>
      <text:p text:style-name="P6"><text:tab/>{0,1,1,0,0,1,1},</text:p>
      <text:p text:style-name="P6"><text:tab/>{0,0,0,1,1,1,1}</text:p>
      <text:p text:style-name="P6">};</text:p>
      <text:p text:style-name="P6"/>
      <text:list xml:id="list105459553256953" text:continue-numbering="true" text:style-name="L2">
        <text:list-item>
          <text:p text:style-name="P12"><text:bookmark-start text:name="_Toc11056138"/>Kod Hamminga (15, 11)<text:bookmark-end text:name="_Toc11056138"/></text:p>
        </text:list-item>
      </text:list>
      <text:p text:style-name="P6">public static int[] Hamming_15_11(int[] transferdata, Counter count, int[] source)</text:p>
      <text:p text:style-name="P6"><text:tab/>{</text:p>
      <text:p text:style-name="P6"><text:tab/><text:tab/>int[] output = new int[11*transferdata.length/15];</text:p>
      <text:p text:style-name="P6"><text:tab/><text:tab/>int[] syndrome = new int[4];</text:p>
      <text:p text:style-name="P6"><text:tab/><text:tab/>for (int i = 0; i &lt; transferdata.length; i+=15)</text:p>
      <text:p text:style-name="P6"><text:tab/><text:tab/>{</text:p>
      <text:p text:style-name="P6"><text:tab/><text:tab/><text:tab/>for (int j = 0; j &lt; 4; j++)</text:p>
      <text:p text:style-name="P6"><text:tab/><text:tab/><text:tab/>{</text:p>
      <text:p text:style-name="P6"><text:tab/><text:tab/><text:tab/><text:tab/>for (int k = 0; k &lt; 15; k++)</text:p>
      <text:p text:style-name="P6"><text:soft-page-break/><text:tab/><text:tab/><text:tab/><text:tab/>{</text:p>
      <text:p text:style-name="P6"><text:tab/><text:tab/><text:tab/><text:tab/><text:tab/>syndrome[j] += HammingH_15_11[j][k] * transferdata[i+k];</text:p>
      <text:p text:style-name="P6"><text:tab/><text:tab/><text:tab/><text:tab/>}</text:p>
      <text:p text:style-name="P6"><text:tab/><text:tab/><text:tab/>}</text:p>
      <text:p text:style-name="P6"><text:tab/><text:tab/><text:tab/>for (int j = 0; j &lt; syndrome.length; j++)</text:p>
      <text:p text:style-name="P6"><text:tab/><text:tab/><text:tab/>{</text:p>
      <text:p text:style-name="P6"><text:tab/><text:tab/><text:tab/><text:tab/>syndrome[j] = syndrome[j] % 2;</text:p>
      <text:p text:style-name="P6"><text:tab/><text:tab/><text:tab/>}</text:p>
      <text:p text:style-name="P6"><text:tab/><text:tab/><text:tab/>int bitError = 8 * syndrome[3] + 4 * syndrome[2] + 2 * syndrome[1] + syndrome[0];</text:p>
      <text:p text:style-name="P6"><text:tab/><text:tab/><text:tab/>if (bitError != 0)</text:p>
      <text:p text:style-name="P6"><text:tab/><text:tab/><text:tab/>{</text:p>
      <text:p text:style-name="P6"><text:tab/><text:tab/><text:tab/><text:tab/>transferdata[i + bitError-1]++;</text:p>
      <text:p text:style-name="P6"><text:tab/><text:tab/><text:tab/><text:tab/>transferdata[i + bitError-1] = transferdata[i + bitError-1]%2;</text:p>
      <text:p text:style-name="P6"><text:tab/><text:tab/><text:tab/>}</text:p>
      <text:p text:style-name="P6"><text:tab/><text:tab/><text:tab/>output[11*i/15] = transferdata[i+2];</text:p>
      <text:p text:style-name="P6"><text:tab/><text:tab/><text:tab/>output[11*i/15+1] = transferdata[i+4];</text:p>
      <text:p text:style-name="P6"><text:tab/><text:tab/><text:tab/>output[11*i/15+2] = transferdata[i+5];</text:p>
      <text:p text:style-name="P6"><text:tab/><text:tab/><text:tab/>output[11*i/15+3] = transferdata[i+6];</text:p>
      <text:p text:style-name="P6"><text:tab/><text:tab/><text:tab/>output[11*i/15+4] = transferdata[i+8];</text:p>
      <text:p text:style-name="P6"><text:tab/><text:tab/><text:tab/>output[11*i/15+5] = transferdata[i+9];</text:p>
      <text:p text:style-name="P6"><text:tab/><text:tab/><text:tab/>output[11*i/15+6] = transferdata[i+10];</text:p>
      <text:p text:style-name="P6"><text:tab/><text:tab/><text:tab/>output[11*i/15+7] = transferdata[i+11];</text:p>
      <text:p text:style-name="P6"><text:tab/><text:tab/><text:tab/>output[11*i/15+8] = transferdata[i+12];</text:p>
      <text:p text:style-name="P6"><text:tab/><text:tab/><text:tab/>output[11*i/15+9] = transferdata[i+13];</text:p>
      <text:p text:style-name="P6"><text:tab/><text:tab/><text:tab/>output[11*i/15+10] = transferdata[i+14];</text:p>
      <text:p text:style-name="P6"><text:tab/><text:tab/>}</text:p>
      <text:p text:style-name="P6"><text:tab/><text:tab/>count.count(source, output, errors);</text:p>
      <text:p text:style-name="Standard"><text:span text:style-name="Domyślna_20_czcionka_20_akapitu"><text:span text:style-name="T15"><text:tab/><text:tab/></text:span></text:span><text:span text:style-name="Domyślna_20_czcionka_20_akapitu"><text:span text:style-name="T16">return output;</text:span></text:span></text:p>
      <text:p text:style-name="P7"><text:tab/>}</text:p>
      <text:p text:style-name="P7"/>
      <text:p text:style-name="P2">W celu zastosowania kodu Hamminga w innym rozmiarze wystarczy poszerzyć dane o dopowiednią wielkość oraz zastosować parzystości odpowiednie dla stosowanego wariantu kodu Hamminga.</text:p>
      <text:h text:style-name="Nagłówek_20_2" text:outline-level="2"/>
      <text:list xml:id="list105458389833279" text:continue-numbering="true" text:style-name="L2">
        <text:list-item>
          <text:p text:style-name="P13"><text:bookmark-start text:name="_Toc11056139"/>Kod powtórzeniowy<text:bookmark-end text:name="_Toc11056139"/></text:p>
        </text:list-item>
      </text:list>
      <text:p text:style-name="P6">public static int[] repetition(int[] input, int rep)</text:p>
      <text:p text:style-name="P6"><text:tab/>{</text:p>
      <text:p text:style-name="P6"><text:tab/><text:tab/>int[] output = new int[input.length/rep];</text:p>
      <text:p text:style-name="P6"><text:tab/><text:tab/>for(int i = 0; i &lt; output.length; i++)</text:p>
      <text:p text:style-name="P6"><text:tab/><text:tab/>{</text:p>
      <text:p text:style-name="P6"><text:tab/><text:tab/><text:tab/>int a0 = 0;</text:p>
      <text:p text:style-name="P6"><text:tab/><text:tab/><text:tab/>int a1 = 0;</text:p>
      <text:p text:style-name="P6"><text:tab/><text:tab/><text:tab/>for(int j = 0; j &lt; rep; j++)</text:p>
      <text:p text:style-name="P6"><text:tab/><text:tab/><text:tab/>{</text:p>
      <text:p text:style-name="P6"><text:tab/><text:tab/><text:tab/><text:tab/>if (input[rep*i+j] == 0) a0++;</text:p>
      <text:p text:style-name="P6"><text:tab/><text:tab/><text:tab/><text:tab/>else a1++;</text:p>
      <text:p text:style-name="P6"><text:tab/><text:tab/><text:tab/>}</text:p>
      <text:p text:style-name="P6"><text:tab/><text:tab/><text:tab/>if(a0 &gt; a1) output[i] = 0;</text:p>
      <text:p text:style-name="P6"><text:soft-page-break/><text:tab/><text:tab/><text:tab/>else output[i] = 1;</text:p>
      <text:p text:style-name="P6"><text:tab/><text:tab/>}</text:p>
      <text:p text:style-name="P6"><text:tab/><text:tab/>count.count(source, output, errors);</text:p>
      <text:p text:style-name="Standard"><text:span text:style-name="Domyślna_20_czcionka_20_akapitu"><text:span text:style-name="T15"><text:tab/><text:tab/></text:span></text:span><text:span text:style-name="Domyślna_20_czcionka_20_akapitu"><text:span text:style-name="T16">return output;</text:span></text:span></text:p>
      <text:p text:style-name="P7"><text:tab/>}</text:p>
      <text:p text:style-name="P7"/>
      <text:p text:style-name="P2">Funkcja dla kodu powtórzeniowego przyjmuje tablice zawierającą pakiety danych oraz informacje o wielkości pakietów z załorzeniem, że muszą być one nieparzyste. Program sprawdza ilość powtórzeń transmitowanych 0 i 1 w pakiecie. Jeżeli ilość danego bitu nie składa się na cały pakiet program przyjmuje, że poprawny jest ten bit, który występuje najczęściej w pakiecie.</text:p>
      <text:p text:style-name="P2">Tak samo jak w przypadku funkcji Hamminga algorytm zwraca tablice zawierającą odkodowany sygnał.</text:p>
      <text:p text:style-name="P2"/>
      <text:p text:style-name="Standard"><text:bookmark-start text:name="_Toc11056140"/><text:span text:style-name="Nagłówek_20_1_20_Znak">4. Analiza wyników pomiarów:</text:span><text:bookmark-end text:name="_Toc11056140"/></text:p>
      <text:p text:style-name="P2"/>
      <text:p text:style-name="P2"/>
      <text:p text:style-name="P2"><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2"/>
      <text:p text:style-name="P2"/>
      <text:p text:style-name="P2"><draw:frame draw:style-name="fr2" draw:name="Object2" text:anchor-type="paragraph" svg:width="16cm" svg:height="8.999cm" draw:z-index="1"><draw:object xlink:href="./Object 2" xlink:type="simple" xlink:show="embed" xlink:actuate="onLoad"/><draw:image xlink:href="./ObjectReplacements/Object 2" xlink:type="simple" xlink:show="embed" xlink:actuate="onLoad"/></draw:frame><text:soft-page-break/></text:p>
      <text:p text:style-name="P2"/>
      <text:p text:style-name="P2"><draw:frame draw:style-name="fr1" draw:name="Object3" text:anchor-type="paragraph" svg:width="16cm" svg:height="8.999cm" draw:z-index="2"><draw:object xlink:href="./Object 3" xlink:type="simple" xlink:show="embed" xlink:actuate="onLoad"/><draw:image xlink:href="./ObjectReplacements/Object 3" xlink:type="simple" xlink:show="embed" xlink:actuate="onLoad"/></draw:frame></text:p>
      <text:p text:style-name="P2"/>
      <text:p text:style-name="P2">W wypadku kodu Hammiga wyraźnie widać pogorszenie wyników wraz ze wzrostem rozmiaru okna. Ilość zepsutych pakietów wyraźnie wzrasta wraz z rozmiarem stosowanego algorytmu. Jednakże wzrasta też ilość poprawnie przesłanych bitów co wskazuje na wzrost poprawnej detekcji.</text:p>
      <text:p text:style-name="P2"><text:soft-page-break/>Wyniki te nie pasują do przyjętych założeń, gdzie błędów powinno być około 2,5%, a nie w okolicach 50 % próbki. Liczba ta wynika z niedoskonałości kodu Hamminga, bądź błędnego zliczania poprawnych/niepoprawnych pakietów.</text:p>
      <text:p text:style-name="P2"/>
      <text:p text:style-name="P2"/>
      <text:p text:style-name="P2"><draw:frame draw:style-name="fr1" draw:name="Object4" text:anchor-type="paragraph" svg:width="16cm" svg:height="8.999cm" draw:z-index="3"><draw:object xlink:href="./Object 4" xlink:type="simple" xlink:show="embed" xlink:actuate="onLoad"/><draw:image xlink:href="./ObjectReplacements/Object 4" xlink:type="simple" xlink:show="embed" xlink:actuate="onLoad"/></draw:frame></text:p>
      <text:p text:style-name="P2"/>
      <text:p text:style-name="P2"><draw:frame draw:style-name="fr1" draw:name="Object5" text:anchor-type="paragraph" svg:width="16cm" svg:height="8.999cm" draw:z-index="4"><draw:object xlink:href="./Object 5" xlink:type="simple" xlink:show="embed" xlink:actuate="onLoad"/><draw:image xlink:href="./ObjectReplacements/Object 5" xlink:type="simple" xlink:show="embed" xlink:actuate="onLoad"/></draw:frame></text:p>
      <text:p text:style-name="P2"/>
      <text:p text:style-name="P2"/>
      <text:p text:style-name="P2"><draw:frame draw:style-name="fr1" draw:name="Object6" text:anchor-type="paragraph" svg:width="16cm" svg:height="8.999cm" draw:z-index="5"><draw:object xlink:href="./Object 6" xlink:type="simple" xlink:show="embed" xlink:actuate="onLoad"/><draw:image xlink:href="./ObjectReplacements/Object 6" xlink:type="simple" xlink:show="embed" xlink:actuate="onLoad"/></draw:frame><text:soft-page-break/></text:p>
      <text:p text:style-name="P2"/>
      <text:p text:style-name="P2">W kodzie powtórzeniowym wyraźnie widać jego przewagę nad kodem Hamminga, ze względu na znacznie większą poprawności oraz skuteczność badanego algorytmu.</text:p>
      <text:p text:style-name="P2">Widać także wzrost korzyści większego rozmiaru pakietu dzięki czemu spada ilość błędnie naprawionych pakietów.</text:p>
      <text:p text:style-name="P2"/>
      <text:h text:style-name="Nagłówek_20_1" text:outline-level="1"><text:bookmark-start text:name="_Toc11056141"/>5. Wnioski:<text:bookmark-end text:name="_Toc11056141"/></text:h>
      <text:p text:style-name="P2">Po przenalizowaniu wyników naszej symulacji łatwo jest wyciągnąć wniosek, że najlepszym rozwiązaniem jest kod powtórzeniowy z jak największym pakietem co maksymalizuje nasze szanse na znalezienie I poprawienie błędów transmisji. <text:s/>Należy jednak pamiętać, że za wzrost odporności na błędy płaci się większą złożonością obliczeniową. Dla systemów które nie wymagają 100% poprawności danych oraz dla systemów które pozwalają na retransmisje danych najlepszy rozwiązaniem jest kod powtórzeniowy z niewielkim pakietem co znacznie poprawia złożoność obliczeniową programu. Natomiast w systemach, które nie dopuszczają retransmisji pakietów, lub wymagają 100% poprawności wprowadzanych danych najlepiej jest stosować jak największe pakiety danych, które minimalizują prawdopodobieństwo wystąpienia błędu. Kod Hamminga nie jest brany pod uwagę ze względu na jego nieprzewidywane zachowanie oraz prawdopodobne błędy w jego implementacji.</text:p>
      <text:p text:style-name="P2"/>
      <text:h text:style-name="Nagłówek_20_1" text:outline-level="1"><text:bookmark-start text:name="_Toc11056142"/>6. Bibliografia<text:bookmark-end text:name="_Toc11056142"/></text:h>
      <text:p text:style-name="P2">Wzorzec sprawozdania:</text:p>
      <text:p text:style-name="Standard"><text:a xlink:type="simple" xlink:href="http://lucc.pl/inf/niezadownosc_i_diagn_ukl_cyfrowych/wzorcowe_sprawko.pdf" office:target-frame-name="_top" xlink:show="replace" text:style-name="Internet_20_link" text:visited-style-name="Visited_20_Internet_20_Link"><text:span text:style-name="Domyślna_20_czcionka_20_akapitu"><text:span text:style-name="T2">http://lucc.pl/inf/niezadownosc_i_diagn_ukl_cyfrowych/wzorcowe_sprawko.pdf</text:span></text:span></text:a></text:p>
      <text:p text:style-name="P2"><text:soft-page-break/>Kod Hamminga:</text:p>
      <text:p text:style-name="Standard"><text:a xlink:type="simple" xlink:href="https://pl.wikipedia.org/wiki/Kod_Hamminga" office:target-frame-name="_top" xlink:show="replace" text:style-name="Internet_20_link" text:visited-style-name="Visited_20_Internet_20_Link"><text:span text:style-name="Domyślna_20_czcionka_20_akapitu"><text:span text:style-name="T2">https://pl.wikipedia.org/wiki/Kod_Hamming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główek_20_1" style:display-name="Nagłówek 1" style:family="paragraph" style:parent-style-name="Normalny" style:next-style-name="Normalny" style:default-outline-level="1">
      <style:paragraph-properties fo:margin-top="0.423cm" fo:margin-bottom="0cm" loext:contextual-spacing="false" fo:keep-together="always" fo:hyphenation-ladder-count="no-limit" fo:keep-with-next="always"/>
      <style:text-properties style:font-name="Arial" fo:font-family="Arial"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Nagłówek_20_2" style:display-name="Nagłówek 2" style:family="paragraph" style:parent-style-name="Normalny" style:next-style-name="Normalny" style:default-outline-level="2">
      <style:paragraph-properties fo:margin-top="0.071cm" fo:margin-bottom="0cm" loext:contextual-spacing="false" fo:keep-together="always" fo:hyphenation-ladder-count="no-limit" fo:keep-with-next="always"/>
      <style:text-properties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1.5pt" fo:hyphenate="false"/>
    </style:style>
    <style:style style:name="Normalny" style:family="paragraph">
      <style:paragraph-properties fo:hyphenation-ladder-count="no-limit"/>
      <style:text-properties fo:language="pl" fo:country="PL"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Nagłówek_20_spisu_20_treści" style:display-name="Nagłówek spisu treści" style:family="paragraph" style:parent-style-name="Nagłówek_20_1" style:next-style-name="Normalny" style:default-outline-level="" style:list-style-name="">
      <style:paragraph-properties fo:line-height="107%" fo:hyphenation-ladder-count="no-limit" style:vertical-align="auto"/>
      <style:text-properties fo:color="#2f5496" style:font-name="Calibri Light" fo:font-family="'Calibri Light'" style:font-family-generic="swiss" style:font-pitch="variable" style:letter-kerning="false" style:language-asian="pl" style:country-asian="PL" style:font-name-complex="Times New Roman" style:font-family-complex="'Times New Roman'" style:font-family-generic-complex="roman" style:font-pitch-complex="variable" style:font-size-complex="16pt" style:language-complex="ar" style:country-complex="SA" fo:hyphenate="true"/>
    </style:style>
    <style:style style:name="Spis_20_treści_20_1" style:display-name="Spis treści 1" style:family="paragraph" style:parent-style-name="Normalny" style:next-style-name="Normalny"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Spis_20_treści_20_2" style:display-name="Spis treści 2" style:family="paragraph" style:parent-style-name="Normalny" style:next-style-name="Normalny"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agłówek_20_1_20_Znak" style:display-name="Nagłówek 1 Znak" style:family="text" style:parent-style-name="Domyślna_20_czcionka_20_akapitu">
      <style:text-properties style:font-name="Arial" fo:font-family="Arial" style:font-family-generic="swiss" style:font-pitch="variable" fo:font-size="16pt" fo:language="pl" fo:country="PL"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Nagłówek_20_2_20_Znak" style:display-name="Nagłówek 2 Znak" style:family="text" style:parent-style-name="Domyślna_20_czcionka_20_akapitu">
      <style:text-properties style:font-name="Calibri Light" fo:font-family="'Calibri Light'" style:font-family-generic="swiss" style:font-pitch="variable" fo:font-size="14pt" fo:language="pl" fo:country="PL"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1.5pt"/>
    </style:style>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meta:initial-creator>Adam Krizar</meta:initial-creator>
    <meta:creation-date>2019-06-10T08:49:00Z</meta:creation-date>
    <dc:date>2019-06-10T10:54:51.113382730</dc:date>
    <meta:editing-cycles>4</meta:editing-cycles>
    <meta:editing-duration>PT4M1S</meta:editing-duration>
    <meta:document-statistic meta:table-count="0" meta:image-count="0" meta:object-count="6" meta:page-count="10" meta:paragraph-count="146" meta:word-count="959" meta:character-count="6998" meta:non-whitespace-character-count="5932"/>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2.082cm" svg:y="0.315cm" chart:style-name="ch2">
          <text:p>Rozkład wyników odkodowywania dla kodu Hamminga(7,4)</text:p>
        </chart:title>
        <chart:legend chart:legend-position="end" svg:x="13.101cm" svg:y="3.453cm" style:legend-expansion="high" chart:style-name="ch3"/>
        <chart:plot-area chart:style-name="ch4" chart:data-source-has-labels="both" svg:x="0.319cm" svg:y="1.273cm" svg:width="12.463cm" svg:height="7.547cm">
          <chartooo:coordinate-region svg:x="2.777cm" svg:y="1.274cm" svg:width="7.546cm" svg:height="7.546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oprawnych</text:p>
              </table:table-cell>
              <table:table-cell office:value-type="string">
                <text:p>Poprawionych</text:p>
              </table:table-cell>
              <table:table-cell office:value-type="string">
                <text:p>Zepsutych</text:p>
              </table:table-cell>
              <table:table-cell office:value-type="string">
                <text:p>Niewykryte</text:p>
              </table:table-cell>
            </table:table-row>
          </table:table-header-rows>
          <table:table-rows>
            <table:table-row>
              <table:table-cell office:value-type="string">
                <text:p>Row 1008</text:p>
              </table:table-cell>
              <table:table-cell office:value-type="float" office:value="0.438354020979021">
                <text:p>0.438354020979021</text:p>
              </table:table-cell>
              <table:table-cell office:value-type="float" office:value="0.0613645104895105">
                <text:p>0.0613645104895105</text:p>
              </table:table-cell>
              <table:table-cell office:value-type="float" office:value="0.438704545454545">
                <text:p>0.438704545454545</text:p>
              </table:table-cell>
              <table:table-cell office:value-type="float" office:value="0.0615769230769231">
                <text:p>0.06157692307692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0$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1.844cm" svg:y="0.315cm" chart:style-name="ch2">
          <text:p>Rozkład wyników odkodowywania dla kodu Hamminga(15,11)</text:p>
        </chart:title>
        <chart:legend chart:legend-position="end" svg:x="13.101cm" svg:y="3.453cm" style:legend-expansion="high" chart:style-name="ch3"/>
        <chart:plot-area chart:style-name="ch4" chart:data-source-has-labels="both" svg:x="0.319cm" svg:y="1.273cm" svg:width="12.463cm" svg:height="7.547cm">
          <chartooo:coordinate-region svg:x="2.777cm" svg:y="1.274cm" svg:width="7.546cm" svg:height="7.546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oprawnych</text:p>
              </table:table-cell>
              <table:table-cell office:value-type="string">
                <text:p>Poprawionych</text:p>
              </table:table-cell>
              <table:table-cell office:value-type="string">
                <text:p>Zepsutych</text:p>
              </table:table-cell>
              <table:table-cell office:value-type="string">
                <text:p>Niewykryte</text:p>
              </table:table-cell>
            </table:table-row>
          </table:table-header-rows>
          <table:table-rows>
            <table:table-row>
              <table:table-cell office:value-type="string">
                <text:p>Row 1008</text:p>
              </table:table-cell>
              <table:table-cell office:value-type="float" office:value="0.469429195804196">
                <text:p>0.469429195804196</text:p>
              </table:table-cell>
              <table:table-cell office:value-type="float" office:value="0.0306162587412587">
                <text:p>0.0306162587412587</text:p>
              </table:table-cell>
              <table:table-cell office:value-type="float" office:value="0.469645104895105">
                <text:p>0.469645104895105</text:p>
              </table:table-cell>
              <table:table-cell office:value-type="float" office:value="0.0303094405594406">
                <text:p>0.03030944055944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0$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1.844cm" svg:y="0.315cm" chart:style-name="ch2">
          <text:p>Rozkład wyników odkodowywania dla kodu Hamminga(31,26)</text:p>
        </chart:title>
        <chart:legend chart:legend-position="end" svg:x="13.101cm" svg:y="3.453cm" style:legend-expansion="high" chart:style-name="ch3"/>
        <chart:plot-area chart:style-name="ch4" chart:data-source-has-labels="both" svg:x="0.319cm" svg:y="1.273cm" svg:width="12.463cm" svg:height="7.547cm">
          <chartooo:coordinate-region svg:x="2.777cm" svg:y="1.274cm" svg:width="7.546cm" svg:height="7.546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oprawnych</text:p>
              </table:table-cell>
              <table:table-cell office:value-type="string">
                <text:p>Poprawionych</text:p>
              </table:table-cell>
              <table:table-cell office:value-type="string">
                <text:p>Zepsutych</text:p>
              </table:table-cell>
              <table:table-cell office:value-type="string">
                <text:p>Niewykryte</text:p>
              </table:table-cell>
            </table:table-row>
          </table:table-header-rows>
          <table:table-rows>
            <table:table-row>
              <table:table-cell office:value-type="string">
                <text:p>Row 1008</text:p>
              </table:table-cell>
              <table:table-cell office:value-type="float" office:value="0.484526223776224">
                <text:p>0.484526223776224</text:p>
              </table:table-cell>
              <table:table-cell office:value-type="float" office:value="0.0153566433566434">
                <text:p>0.0153566433566434</text:p>
              </table:table-cell>
              <table:table-cell office:value-type="float" office:value="0.484748251748252">
                <text:p>0.484748251748252</text:p>
              </table:table-cell>
              <table:table-cell office:value-type="float" office:value="0.0153688811188811">
                <text:p>0.01536888111888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0$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data-style-name="N11">
      <style:chart-properties chart:link-data-style-to-source="true"/>
      <style:graphic-properties draw:stroke="none" draw:fill-color="#ff420e"/>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circle" chart:style-name="ch1">
        <chart:title svg:x="1.592cm" svg:y="0.315cm" chart:style-name="ch2">
          <text:p>Rozkład wyników odkodowywania dla kodu powtórzeniowego x3</text:p>
        </chart:title>
        <chart:legend chart:legend-position="end" svg:x="13.101cm" svg:y="3.453cm" style:legend-expansion="high" chart:style-name="ch3"/>
        <chart:plot-area chart:style-name="ch4" chart:data-source-has-labels="both" svg:x="0.319cm" svg:y="1.273cm" svg:width="12.463cm" svg:height="7.547cm">
          <chartooo:coordinate-region svg:x="2.777cm" svg:y="1.274cm" svg:width="7.546cm" svg:height="7.546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series chart:style-name="ch13" chart:values-cell-range-address="local-table.$B$3:.$E$3" chart:label-cell-address="local-table.$A$3" chart:class="chart:circle">
            <chart:data-point chart:style-name="ch9"/>
            <chart:data-point chart:style-name="ch10"/>
            <chart:data-point chart:style-name="ch11"/>
            <chart:data-point chart:style-name="ch12"/>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oprawnych</text:p>
              </table:table-cell>
              <table:table-cell office:value-type="string">
                <text:p>Poprawionych</text:p>
              </table:table-cell>
              <table:table-cell office:value-type="string">
                <text:p>Zepsutych</text:p>
              </table:table-cell>
              <table:table-cell office:value-type="string">
                <text:p>Niewykryte</text:p>
              </table:table-cell>
            </table:table-row>
          </table:table-header-rows>
          <table:table-rows>
            <table:table-row>
              <table:table-cell office:value-type="string">
                <text:p>Row 1008</text:p>
              </table:table-cell>
              <table:table-cell office:value-type="float" office:value="0.91698">
                <text:p>0.91698</text:p>
              </table:table-cell>
              <table:table-cell office:value-type="float" office:value="0.080718">
                <text:p>0.080718</text:p>
              </table:table-cell>
              <table:table-cell office:value-type="float" office:value="0.000018">
                <text:p>0.000018</text:p>
              </table:table-cell>
              <table:table-cell office:value-type="float" office:value="0.002284">
                <text:p>0.002284</text:p>
              </table:table-cell>
            </table:table-row>
            <table:table-row>
              <table:table-cell office:value-type="string">
                <text:p>Row 10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0$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1.592cm" svg:y="0.315cm" chart:style-name="ch2">
          <text:p>Rozkład wyników odkodowywania dla kodu powtórzeniowego x5</text:p>
        </chart:title>
        <chart:legend chart:legend-position="end" svg:x="13.101cm" svg:y="3.453cm" style:legend-expansion="high" chart:style-name="ch3"/>
        <chart:plot-area chart:style-name="ch4" chart:data-source-has-labels="both" svg:x="0.319cm" svg:y="1.273cm" svg:width="12.463cm" svg:height="7.547cm">
          <chartooo:coordinate-region svg:x="2.777cm" svg:y="1.274cm" svg:width="7.546cm" svg:height="7.546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oprawnych</text:p>
              </table:table-cell>
              <table:table-cell office:value-type="string">
                <text:p>Poprawionych</text:p>
              </table:table-cell>
              <table:table-cell office:value-type="string">
                <text:p>Zepsutych</text:p>
              </table:table-cell>
              <table:table-cell office:value-type="string">
                <text:p>Niewykryte</text:p>
              </table:table-cell>
            </table:table-row>
          </table:table-header-rows>
          <table:table-rows>
            <table:table-row>
              <table:table-cell office:value-type="string">
                <text:p>Row 1008</text:p>
              </table:table-cell>
              <table:table-cell office:value-type="float" office:value="0.9270380859375">
                <text:p>0.9270380859375</text:p>
              </table:table-cell>
              <table:table-cell office:value-type="float" office:value="0.0711708984375">
                <text:p>0.0711708984375</text:p>
              </table:table-cell>
              <table:table-cell office:value-type="float" office:value="0.0000087890625">
                <text:p>0.0000087890625</text:p>
              </table:table-cell>
              <table:table-cell office:value-type="float" office:value="0.0017822265625">
                <text:p>0.00178222656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0$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1.592cm" svg:y="0.315cm" chart:style-name="ch2">
          <text:p>Rozkład wyników odkodowywania dla kodu powtórzeniowego x7</text:p>
        </chart:title>
        <chart:legend chart:legend-position="end" svg:x="13.101cm" svg:y="3.453cm" style:legend-expansion="high" chart:style-name="ch3"/>
        <chart:plot-area chart:style-name="ch4" chart:data-source-has-labels="both" svg:x="0.319cm" svg:y="1.273cm" svg:width="12.463cm" svg:height="7.547cm">
          <chartooo:coordinate-region svg:x="2.777cm" svg:y="1.274cm" svg:width="7.546cm" svg:height="7.546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oprawnych</text:p>
              </table:table-cell>
              <table:table-cell office:value-type="string">
                <text:p>Poprawionych</text:p>
              </table:table-cell>
              <table:table-cell office:value-type="string">
                <text:p>Zepsutych</text:p>
              </table:table-cell>
              <table:table-cell office:value-type="string">
                <text:p>Niewykryte</text:p>
              </table:table-cell>
            </table:table-row>
          </table:table-header-rows>
          <table:table-rows>
            <table:table-row>
              <table:table-cell office:value-type="string">
                <text:p>Row 1008</text:p>
              </table:table-cell>
              <table:table-cell office:value-type="float" office:value="0.926802447552447">
                <text:p>0.926802447552447</text:p>
              </table:table-cell>
              <table:table-cell office:value-type="float" office:value="0.0713872377622378">
                <text:p>0.0713872377622378</text:p>
              </table:table-cell>
              <table:table-cell office:value-type="float" office:value="0.0000113636363636364">
                <text:p>0.0000113636363636364</text:p>
              </table:table-cell>
              <table:table-cell office:value-type="float" office:value="0.00179895104895105">
                <text:p>0.0017989510489510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0$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